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 office:string-value="Distro">
            <text:p>Distro</text:p>
          </table:table-cell>
          <table:table-cell office:value-type="string" office:string-value="Base">
            <text:p>Base</text:p>
          </table:table-cell>
          <table:table-cell office:value-type="string" office:string-value="Gerenciador Pct">
            <text:p>Gerenciador Pct</text:p>
          </table:table-cell>
          <table:table-cell office:value-type="string" office:string-value="Dificuldade (1-10)">
            <text:p>Dificuldade (1-10)</text:p>
          </table:table-cell>
        </table:table-row>
        <table:table-row>
          <table:table-cell office:value-type="string" office:string-value="Fedora">
            <text:p>Fedora</text:p>
          </table:table-cell>
          <table:table-cell office:value-type="string" office:string-value="Red Hat">
            <text:p>Red Hat</text:p>
          </table:table-cell>
          <table:table-cell office:value-type="string" office:string-value="dnf">
            <text:p>dnf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 office:string-value="Ubuntu">
            <text:p>Ubuntu</text:p>
          </table:table-cell>
          <table:table-cell office:value-type="string" office:string-value="Debian">
            <text:p>Debian</text:p>
          </table:table-cell>
          <table:table-cell office:value-type="string" office:string-value="apt">
            <text:p>apt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 office:string-value="Debian">
            <text:p>Debian</text:p>
          </table:table-cell>
          <table:table-cell office:value-type="string" office:string-value="Debian">
            <text:p>Debian</text:p>
          </table:table-cell>
          <table:table-cell office:value-type="string" office:string-value="apt">
            <text:p>apt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 office:string-value="Arch">
            <text:p>Arch</text:p>
          </table:table-cell>
          <table:table-cell office:value-type="string" office:string-value="Independente">
            <text:p>Independente</text:p>
          </table:table-cell>
          <table:table-cell office:value-type="string" office:string-value="pacman">
            <text:p>pacman</text:p>
          </table:table-cell>
          <table:table-cell office:value-type="float" office:value="9">
            <text:p>9</text:p>
          </table:table-cell>
        </table:table-row>
        <table:table-row>
          <table:table-cell office:value-type="string" office:string-value="Mint">
            <text:p>Mint</text:p>
          </table:table-cell>
          <table:table-cell office:value-type="string" office:string-value="Ubuntu">
            <text:p>Ubuntu</text:p>
          </table:table-cell>
          <table:table-cell office:value-type="string" office:string-value="apt">
            <text:p>apt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